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2fe" officeooo:paragraph-rsid="000c02fe"/>
    </style:style>
    <style:style style:name="T1" style:family="text">
      <style:text-properties style:font-name="Liberation Serif1" style:font-name-asian="Liberation Serif1" style:font-name-complex="Liberation Seri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ужно перемешать все три множества и отсортировать полученное. Далее будем искать 3 одинаковых элемента.</text:p>
      <text:p text:style-name="P1">Итак, сортировка — O(nlogn+2n ) </text:p>
      <text:p text:style-name="P1">поиск — O(n)</text:p>
      <text:p text:style-name="P1">Поиск уступает по временной сложности сортировке =&gt;</text:p>
      <text:p text:style-name="P1">O(nlogn+2n) <text:span text:style-name="T1">≈ O(nlogn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09:19.076543076</meta:creation-date>
    <dc:date>2017-11-18T13:16:07.057931625</dc:date>
    <meta:editing-duration>PT6M48S</meta:editing-duration>
    <meta:editing-cycles>1</meta:editing-cycles>
    <meta:document-statistic meta:table-count="0" meta:image-count="0" meta:object-count="0" meta:page-count="1" meta:paragraph-count="5" meta:word-count="30" meta:character-count="222" meta:non-whitespace-character-count="193"/>
    <meta:generator>LibreOffice/5.1.6.2$Linux_X86_64 LibreOffice_project/10m0$Build-2</meta:generator>
  </office:meta>
</office:document-meta>
</file>